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445cm" fo:margin-left="-0.51cm" fo:margin-right="-0.938cm" table:align="margins" style:writing-mode="lr-tb"/>
    </style:style>
    <style:style style:name="Tableau1.A" style:family="table-column">
      <style:table-column-properties style:column-width="3.863cm" style:rel-column-width="14511*"/>
    </style:style>
    <style:style style:name="Tableau1.B" style:family="table-column">
      <style:table-column-properties style:column-width="3.621cm" style:rel-column-width="13603*"/>
    </style:style>
    <style:style style:name="Tableau1.C" style:family="table-column">
      <style:table-column-properties style:column-width="5.151cm" style:rel-column-width="19349*"/>
    </style:style>
    <style:style style:name="Tableau1.D" style:family="table-column">
      <style:table-column-properties style:column-width="4.81cm" style:rel-column-width="18072*"/>
    </style:style>
    <style:style style:name="Tableau1.A1" style:family="table-cell">
      <style:table-cell-properties style:vertical-align="top" fo:padding-left="0.191cm" fo:padding-right="0.191cm" fo:padding-top="0.15cm" fo:padding-bottom="0.15cm" fo:border-left="0.002cm solid #000000" fo:border-right="none" fo:border-top="0.002cm solid #000000" fo:border-bottom="0.002cm solid #000000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au1.A2" style:family="table-cell">
      <style:table-cell-properties style:vertical-align="top" fo:padding-left="0.191cm" fo:padding-right="0.191cm" fo:padding-top="0.15cm" fo:padding-bottom="0.15cm" fo:border-left="0.002cm solid #000000" fo:border-right="none" fo:border-top="none" fo:border-bottom="0.002cm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au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5.954cm" fo:margin-left="0cm" fo:margin-right="0.042cm" table:align="margins" style:writing-mode="lr-tb"/>
    </style:style>
    <style:style style:name="Tableau3.A" style:family="table-column">
      <style:table-column-properties style:column-width="4.249cm" style:rel-column-width="17454*"/>
    </style:style>
    <style:style style:name="Tableau3.B" style:family="table-column">
      <style:table-column-properties style:column-width="5.697cm" style:rel-column-width="23402*"/>
    </style:style>
    <style:style style:name="Tableau3.C" style:family="table-column">
      <style:table-column-properties style:column-width="6.008cm" style:rel-column-width="24679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3.C1" style:family="table-cell">
      <style:table-cell-properties style:vertical-align="top" fo:padding="0.097cm" fo:border="0.002cm solid #000000" style:writing-mode="lr-tb"/>
    </style:style>
    <style:style style:name="Tableau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3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3.4" style:family="table-row">
      <style:table-row-properties style:keep-together="false" fo:keep-together="always"/>
    </style:style>
    <style:style style:name="P1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7" style:family="paragraph" style:parent-style-name="Standard">
      <style:text-properties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style:snap-to-layout-grid="false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Heading_20_2">
      <style:paragraph-properties fo:break-before="page">
        <style:tab-stops>
          <style:tab-stop style:position="0cm"/>
        </style:tab-stops>
      </style:paragraph-properties>
      <style:text-properties style:font-name="Verdana" fo:font-size="14pt" fo:font-style="normal" fo:font-weight="bold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11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="Verdana" fo:font-size="14pt" fo:font-style="normal" fo:font-weight="bold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12" style:family="paragraph" style:parent-style-name="Heading_20_2">
      <style:paragraph-properties>
        <style:tab-stops>
          <style:tab-stop style:position="0cm"/>
        </style:tab-stops>
      </style:paragraph-properties>
      <style:text-properties fo:font-size="14pt" fo:font-style="normal" fo:font-weight="bold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13" style:family="paragraph" style:parent-style-name="Preformatted_20_Text">
      <style:paragraph-properties fo:line-height="150%"/>
      <style:text-properties style:font-name="Verdana" fo:font-size="10pt" style:font-name-asian="Courier New" style:font-size-asian="10pt" style:font-name-complex="Courier New" style:font-size-complex="10pt"/>
    </style:style>
    <style:style style:name="P14" style:family="paragraph" style:parent-style-name="Preformatted_20_Text">
      <style:paragraph-properties fo:line-height="150%"/>
    </style:style>
    <style:style style:name="P15" style:family="paragraph" style:parent-style-name="Preformatted_20_Text">
      <style:paragraph-properties fo:margin-top="0cm" fo:margin-bottom="0.499cm" fo:line-height="150%"/>
    </style:style>
    <style:style style:name="P16" style:family="paragraph" style:parent-style-name="Table_20_Heading">
      <style:paragraph-properties fo:text-align="start" style:justify-single-word="false" style:snap-to-layout-grid="fals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7" style:family="paragraph" style:parent-style-name="Table_20_Heading">
      <style:paragraph-properties fo:text-align="start" style:justify-single-word="false" style:snap-to-layout-grid="false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Table_20_Contents">
      <style:paragraph-properties style:snap-to-layout-grid="false"/>
    </style:style>
    <style:style style:name="P19" style:family="paragraph" style:parent-style-name="Table_20_Contents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P20" style:family="paragraph" style:parent-style-name="Table_20_Contents">
      <style:paragraph-properties style:snap-to-layout-grid="false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P21" style:family="paragraph" style:parent-style-name="Table_20_Contents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22" style:family="paragraph" style:parent-style-name="Table_20_Contents">
      <style:paragraph-properties fo:margin-top="0cm" fo:margin-bottom="0cm" text:number-lines="false" text:line-number="0"/>
    </style:style>
    <style:style style:name="P23" style:family="paragraph" style:parent-style-name="Table_20_Contents">
      <style:paragraph-properties fo:margin-top="0cm" fo:margin-bottom="0cm" text:number-lines="false" text:line-number="0"/>
      <style:text-properties fo:font-size="8pt" fo:font-style="normal" style:font-size-asian="8pt" style:font-style-asian="normal" style:font-size-complex="8pt" style:font-style-complex="normal"/>
    </style:style>
    <style:style style:name="P24" style:family="paragraph" style:parent-style-name="Table_20_Contents">
      <style:paragraph-properties fo:margin-top="0cm" fo:margin-bottom="0cm" text:number-lines="false" text:line-number="0" style:snap-to-layout-grid="false"/>
      <style:text-properties fo:font-size="8pt" fo:font-style="normal" style:font-size-asian="8pt" style:font-style-asian="normal" style:font-size-complex="8pt" style:font-style-complex="normal"/>
    </style:style>
    <style:style style:name="P25" style:family="paragraph" style:parent-style-name="Table_20_Contents">
      <style:paragraph-properties fo:margin-top="0cm" fo:margin-bottom="0cm" text:number-lines="false" text:line-number="0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top="0cm" fo:margin-bottom="0cm" text:number-lines="false" text:line-number="0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7" style:family="paragraph" style:parent-style-name="Table_20_Contents">
      <style:paragraph-properties fo:margin-top="0cm" fo:margin-bottom="0cm" text:number-lines="false" text:line-number="0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Table_20_Contents">
      <style:paragraph-properties fo:margin-top="0cm" fo:margin-bottom="0cm" text:number-lines="false" text:line-number="0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cm" fo:margin-bottom="0cm" text:number-lines="false" text:line-number="0"/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30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Verdana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T3" style:family="text">
      <style:text-properties style:font-name="Verdana" fo:font-size="10pt" fo:font-style="italic" style:font-name-asian="Courier New" style:font-size-asian="10pt" style:font-style-asian="italic" style:font-name-complex="Courier New" style:font-size-complex="10pt"/>
    </style:style>
    <style:style style:name="T4" style:family="text">
      <style:text-properties style:font-name="Verdana" fo:font-size="10pt" fo:font-style="italic" style:font-name-asian="Courier New" style:font-size-asian="10pt" style:font-style-asian="italic" style:font-name-complex="Courier New" style:font-size-complex="10pt" style:font-style-complex="normal"/>
    </style:style>
    <style:style style:name="T5" style:family="text">
      <style:text-properties style:font-name="Verdana" fo:font-size="10pt" style:font-name-asian="Courier New" style:font-size-asian="10pt" style:font-name-complex="Courier New" style:font-size-complex="10pt"/>
    </style:style>
    <style:style style:name="T6" style:family="text">
      <style:text-properties style:font-name="Verdana" fo:font-size="10pt" fo:font-weight="bold" style:font-size-asian="10pt" style:font-weight-asian="bold" style:font-size-complex="10pt"/>
    </style:style>
    <style:style style:name="T7" style:family="text">
      <style:text-properties style:font-name="Verdana" fo:font-size="10pt" style:font-size-asian="10pt" style:font-size-complex="10pt"/>
    </style:style>
    <style:style style:name="T8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1" style:family="text">
      <style:text-properties style:font-name="Verdan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8pt" fo:font-style="italic" fo:font-weight="normal" style:font-size-asian="8pt" style:font-weight-asian="normal" style:font-size-complex="8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style="italic" style:font-size-asian="6pt" style:font-style-asian="italic" style:font-size-complex="6pt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6e6ff" style:background-transparency="0%" fo:padding="0.25cm" fo:border="0.018cm solid #000000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BOUCLES, CRITERES, FILTRES</text:p>
      <text:p text:style-name="P1">MEMENTO – SPIP 1.9</text:p>
      <text:p text:style-name="P2">d'après <text:a xlink:type="simple" xlink:href="http://www.spip-contrib.net/">http://www.spip-contrib.net</text:a> <text:a xlink:type="simple" xlink:href="http://www.spip.net/fr">http://www.spip.net/fr</text:a> et <text:a xlink:type="simple" xlink:href="http://reseau.erasme.org/spip">http://reseau.erasme.org/spip</text:a>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CRITERES <text:span text:style-name="T17">de boucles</text:span></text:p>
          </table:table-cell>
          <table:table-cell table:style-name="Tableau1.B1" office:value-type="string">
            <text:p text:style-name="P4">FILTRES <text:span text:style-name="T17">de boucles</text:span></text:p>
          </table:table-cell>
          <table:table-cell table:style-name="Tableau1.B1" office:value-type="string">
            <text:p text:style-name="P4">BALISES<text:span text:style-name="T17"> générales</text:span></text:p>
          </table:table-cell>
          <table:table-cell table:style-name="Tableau1.D1" office:value-type="string">
            <text:p text:style-name="P4">FILTRES <text:span text:style-name="T17">de balises</text:span></text:p>
          </table:table-cell>
        </table:table-row>
        <table:table-row>
          <table:table-cell table:style-name="Tableau1.A2" office:value-type="string">
            <text:p text:style-name="P4">Comparaison</text:p>
            <text:p text:style-name="P6">{critère}</text:p>
            <text:p text:style-name="P6">{critère<text:span text:style-name="T16">=</text:span>valeur}</text:p>
            <text:p text:style-name="P6">{critère<text:span text:style-name="T16">=</text:span><text:span text:style-name="T1">#BALISE</text:span>}</text:p>
            <text:p text:style-name="P6">{critère<text:span text:style-name="T16">=</text:span><text:span text:style-name="T1">#GET{var}</text:span>}</text:p>
            <text:p text:style-name="P6">{critère<text:span text:style-name="T16">=</text:span><text:span text:style-name="T1">#ENV{var}</text:span>}<text:line-break/><text:span text:style-name="T18">avec &lt;,=,&gt;=,&lt;=,==,!=</text:span></text:p>
            <text:p text:style-name="P8"/>
            <text:p text:style-name="P4">Union de valeurs</text:p>
            <text:p text:style-name="P6"><text:span text:style-name="T1">{critère IN v1,v2,...}</text:span><text:span text:style-name="T16"><text:line-break/></text:span></text:p>
            <text:p text:style-name="P4">Arborescence</text:p>
            <text:p text:style-name="P6">{id_rubrique}</text:p>
            <text:p text:style-name="P6">{id_secteur}</text:p>
            <text:p text:style-name="P6">{branche} *</text:p>
            <text:p text:style-name="P6"/>
            <text:p text:style-name="P4">Date</text:p>
            <text:p text:style-name="P6">{age&gt;n}</text:p>
            <text:p text:style-name="P6">{age_redac&gt;n}</text:p>
            <text:p text:style-name="P6">{age_relatif&gt;n}</text:p>
            <text:p text:style-name="P6">{mois}</text:p>
            <text:p text:style-name="P6">{annee}</text:p>
            <text:p text:style-name="P6">{mois_redac}</text:p>
            <text:p text:style-name="P6">{annee_redac}</text:p>
            <text:p text:style-name="P6"/>
            <text:p text:style-name="P6"/>
            <text:p text:style-name="P6"/>
            <text:p text:style-name="P4"/>
          </table:table-cell>
          <table:table-cell table:style-name="Tableau1.B2" office:value-type="string">
            <text:p text:style-name="P4">Sélection</text:p>
            <text:p text:style-name="P6">{début,nombre}</text:p>
            <text:p text:style-name="P6">{debut_xxx,b}</text:p>
            <text:p text:style-name="P8">{1/3}</text:p>
            <text:p text:style-name="P6">{a,n-b}</text:p>
            <text:p text:style-name="P6">{n-a,b}</text:p>
            <text:p text:style-name="P6"/>
            <text:p text:style-name="P4">Tri</text:p>
            <text:p text:style-name="P6">{par titre}</text:p>
            <text:p text:style-name="P5">{par hasard}</text:p>
            <text:p text:style-name="P5">{par visites}</text:p>
            <text:p text:style-name="P5">{par date}</text:p>
            <text:p text:style-name="P5">{par date_redac}</text:p>
            <text:p text:style-name="P6">{par ...}{inverse}</text:p>
            <text:p text:style-name="P6"/>
            <text:p text:style-name="P4">Combinaison de filtres de tri</text:p>
            <text:p text:style-name="P6">{par filtre}</text:p>
            <text:p text:style-name="P6">{par num filtre}</text:p>
            <text:p text:style-name="P6">{!par filtre}</text:p>
            <text:p text:style-name="P6">{par filtre1, filtre2, ...}</text:p>
            <text:p text:style-name="P6"/>
            <text:p text:style-name="P4">Exclusion</text:p>
            <text:p text:style-name="P6">{doublons}</text:p>
            <text:p text:style-name="P6">{doublons xxx}</text:p>
            <text:p text:style-name="P6">{unique}</text:p>
            <text:p text:style-name="P6"/>
            <text:p text:style-name="P4">Présentation</text:p>
            <text:p text:style-name="P6">{"inter"}</text:p>
            <text:p text:style-name="P6">ex :{« ,  »}</text:p>
            <text:p text:style-name="P6"/>
          </table:table-cell>
          <table:table-cell table:style-name="Tableau1.B2" office:value-type="string">
            <text:p text:style-name="P4">Configuration du Site:</text:p>
            <text:p text:style-name="P5">#URL_SITE_SPIP</text:p>
            <text:p text:style-name="P5">#NOM_SITE_SPIP</text:p>
            <text:p text:style-name="P5">#EMAIL_WEBMASTER</text:p>
            <text:p text:style-name="P5">#LOGO_SITE_SPIP</text:p>
            <text:p text:style-name="P5"/>
            <text:p text:style-name="P3">Chemin relatif</text:p>
            <text:p text:style-name="P5">"#DOSSIER_SQUELETTE/fichier"</text:p>
            <text:p text:style-name="P5">"#CHEMIN{fichier}"</text:p>
            <text:p text:style-name="P5"/>
            <text:p text:style-name="P3">Inclusion de squelettes</text:p>
            <text:p text:style-name="P6"><text:span text:style-name="Source_20_Text">[(#INCLURE{fond=nom_sq})]</text:span></text:p>
            <text:p text:style-name="P6"><text:span text:style-name="Source_20_Text">&lt;INCLURE{fond=nom_sq}&gt;</text:span></text:p>
            <text:p text:style-name="P6"><text:span text:style-name="Source_20_Text"/></text:p>
            <text:p text:style-name="P3">Cache</text:p>
            <text:p text:style-name="P4"><text:span text:style-name="Source_20_Text"><text:span text:style-name="T14">#CACHE{24*3600}</text:span></text:span></text:p>
            <text:p text:style-name="P3"/>
            <text:p text:style-name="P3">Formulaires</text:p>
            <text:p text:style-name="P6">#FORMULAIRE_FORUM</text:p>
            <text:p text:style-name="P5">#FORMULAIRE_RECHERCHE</text:p>
            <text:p text:style-name="P5">#FORMULAIRE_INSCRIPTION</text:p>
            <text:p text:style-name="P5">#FORMULAIRE_SIGNATURE</text:p>
            <text:p text:style-name="P7">#FORMULAIRE_SITE</text:p>
            <text:p text:style-name="P7">#FORMULAIRE_ECRIRE_AUTEUR</text:p>
            <text:p text:style-name="P3"/>
            <text:p text:style-name="P3">Balises de mise en page</text:p>
            <text:p text:style-name="P5">#PUCE</text:p>
            <text:p text:style-name="P5">#FORMULAIRE_ADMIN</text:p>
            <text:p text:style-name="P5">#DEBUT_SURLIGNE</text:p>
            <text:p text:style-name="P5">#FIN_SURLIGNE</text:p>
            <text:p text:style-name="P5"/>
            <text:p text:style-name="P3">Paramètres de l'URL</text:p>
            <text:p text:style-name="P5">#SELF</text:p>
            <text:p text:style-name="P5">[(#ENV{parametre_url})]</text:p>
            <text:p text:style-name="P5"/>
            <text:p text:style-name="P3">Jeux de caractères</text:p>
            <text:p text:style-name="P5">#CHARSET</text:p>
            <text:p text:style-name="P5">#LANG</text:p>
            <text:p text:style-name="P5">#LANG_DIR</text:p>
            <text:p text:style-name="P5">#LANG_LEFT</text:p>
            <text:p text:style-name="P5">#LANG_RIGHT</text:p>
            <text:p text:style-name="P5">#MENU_LANG</text:p>
            <text:p text:style-name="P5">#MENU_LANG_ECRIRE</text:p>
            <text:p text:style-name="P3"/>
            <text:p text:style-name="P3">Commentaire</text:p>
            <text:p text:style-name="P6"><text:span text:style-name="Source_20_Text"><text:span text:style-name="T13">[(#REM) commentaire]</text:span></text:span></text:p>
            <text:p text:style-name="P6"/>
            <text:p text:style-name="P4">Variables</text:p>
            <text:p text:style-name="P6">#SET{variable,valeur} </text:p>
            <text:p text:style-name="P6">#GET{variable} </text:p>
            <text:p text:style-name="P6">#EVAL{expression_php}</text:p>
            <text:p text:style-name="P6">#ARRAY{index0,val0,index1,val1...}</text:p>
            <text:p text:style-name="P6"/>
            <text:p text:style-name="P3">Balises techniques</text:p>
            <text:p text:style-name="P5">#SPIP_CRON</text:p>
            <text:p text:style-name="P5"><text:span text:style-name="Source_20_Text"><text:span text:style-name="T13">#INSERT_HEAD</text:span></text:span></text:p>
            <text:p text:style-name="P6"><text:span text:style-name="Strong_20_Emphasis"><text:span text:style-name="T14">#HTTP_HEADER{</text:span></text:span><text:span text:style-name="Teletype"><text:span text:style-name="T15">argument</text:span></text:span><text:span text:style-name="Strong_20_Emphasis"><text:span text:style-name="T14">}</text:span></text:span></text:p>
          </table:table-cell>
          <table:table-cell table:style-name="Tableau1.D2" office:value-type="string">
            <text:p text:style-name="P3">Filtres de texte</text:p>
            <text:p text:style-name="P5"><text:span text:style-name="Strong_20_Emphasis"><text:span text:style-name="T1">majuscules</text:span></text:span><text:span text:style-name="T1"> </text:span></text:p>
            <text:p text:style-name="P3"><text:span text:style-name="Strong_20_Emphasis"><text:span text:style-name="T1">justifier, aligner_droite, aligner_gauche, centrer</text:span></text:span></text:p>
            <text:p text:style-name="P3"><text:span text:style-name="Strong_20_Emphasis"><text:span text:style-name="T1"/></text:span></text:p>
            <text:p text:style-name="P5">textebrut</text:p>
            <text:p text:style-name="P7"><text:span text:style-name="Strong_20_Emphasis"><text:span text:style-name="T1">couper{80}</text:span></text:span></text:p>
            <text:p text:style-name="P7"><text:span text:style-name="Strong_20_Emphasis"><text:span text:style-name="T1">ligne_longue{10}</text:span></text:span></text:p>
            <text:p text:style-name="P7"><text:span text:style-name="Strong_20_Emphasis"><text:span text:style-name="T1"/></text:span></text:p>
            <text:p text:style-name="P7"><text:span text:style-name="Strong_20_Emphasis"><text:span text:style-name="T1">supprimer_numero</text:span></text:span></text:p>
            <text:p text:style-name="P5"><text:span text:style-name="Strong_20_Emphasis"><text:span text:style-name="T1">nl2br</text:span></text:span></text:p>
            <text:p text:style-name="P5">PtoBR</text:p>
            <text:p text:style-name="P5">taille_en_octets</text:p>
            <text:p text:style-name="P7"/>
            <text:p text:style-name="P4"/>
            <text:p text:style-name="P4">Les filtres des dates</text:p>
            <text:p text:style-name="P5">affdate </text:p>
            <text:p text:style-name="P5">ex:[(#DATE|affdate{'Y-m'})]</text:p>
            <text:p text:style-name="P5">affdate_jourcourt</text:p>
            <text:p text:style-name="P5">affdate_court</text:p>
            <text:p text:style-name="P5">affdate_mois_annee</text:p>
            <text:p text:style-name="P5">jour</text:p>
            <text:p text:style-name="P5">mois</text:p>
            <text:p text:style-name="P5">annee</text:p>
            <text:p text:style-name="P5">heures, minutes, secondes</text:p>
            <text:p text:style-name="P5">nom_jour</text:p>
            <text:p text:style-name="P5">nom_mois</text:p>
            <text:p text:style-name="P5">saison</text:p>
            <text:p text:style-name="P5"/>
            <text:p text:style-name="P3">Filtres d'images</text:p>
            <text:p text:style-name="P5">|image_reduire{largeur, hauteur}</text:p>
            <text:p text:style-name="P5">image_recadre{largeur,hauteur,position} </text:p>
            <text:p text:style-name="P5">image_aplatir{format,couleur_fond} </text:p>
            <text:p text:style-name="P5">image_gamma{valeur}</text:p>
            <text:p text:style-name="P5">image_typo{police,couleur,taille}</text:p>
            <text:p text:style-name="P5"/>
            <text:p text:style-name="P3">Autres Filtres</text:p>
            <text:p text:style-name="P5">inserer_attribut{attribut,val}</text:p>
            <text:p text:style-name="P5">extraire_attribut{attribut}</text:p>
            <text:p text:style-name="P5">parametre_url{parametre,valeur}</text:p>
            <text:p text:style-name="P5">traduire_nom_langue</text:p>
            <text:p text:style-name="P5">alterner{a,b,c,...}</text:p>
            <text:p text:style-name="P5"/>
            <text:p text:style-name="P3">Filtres techniques</text:p>
            <text:p text:style-name="P5">entites_html</text:p>
            <text:p text:style-name="P5">texte_script</text:p>
            <text:p text:style-name="P5">attribut_html</text:p>
            <text:p text:style-name="P9"><text:span text:style-name="Strong_20_Emphasis"><text:span text:style-name="T1">texte_backend</text:span></text:span></text:p>
            <text:p text:style-name="P9"><text:span text:style-name="Strong_20_Emphasis"><text:span text:style-name="T1">abs_url</text:span></text:span></text:p>
            <text:p text:style-name="P9"/>
            <text:p text:style-name="P3">Filtres de test</text:p>
            <text:p text:style-name="P5">|sinon{valeursinon}</text:p>
            <text:p text:style-name="P5">|?{valeursioui,valeursinon}</text:p>
            <text:p text:style-name="P5">|=={valeur}</text:p>
            <text:p text:style-name="P5">|!={valeur}</text:p>
            <text:p text:style-name="P5">|&gt;{valeur}</text:p>
            <text:p text:style-name="P5">|&gt;={valeur}</text:p>
            <text:p text:style-name="P5">|&lt;{valeur}</text:p>
          </table:table-cell>
        </table:table-row>
      </table:table>
      <text:p text:style-name="Standard"/>
      <text:h text:style-name="P10" text:outline-level="2"/>
      <text:h text:style-name="P11" text:outline-level="2">Syntaxe SPIP résumée: </text:h>
      <text:p text:style-name="Text_20_body"><draw:frame draw:style-name="fr1" draw:name="Cadre1" text:anchor-type="paragraph" svg:x="0.681cm" svg:y="0.51cm" svg:width="14.21cm" draw:z-index="0"><draw:text-box fo:min-height="8.098cm"><text:p text:style-name="Text_20_body"><text:span text:style-name="Strong_20_Emphasis"><text:span text:style-name="T2">&lt;B_</text:span></text:span><text:span text:style-name="T4">nom</text:span><text:span text:style-name="Strong_20_Emphasis"><text:span text:style-name="T2">&gt;</text:span></text:span></text:p><text:p text:style-name="P13"><text:s text:c="4"/>Code HTML optionnel avant</text:p><text:p text:style-name="P14"><text:span text:style-name="Strong_20_Emphasis"><text:span text:style-name="T5">&lt;BOUCLE_</text:span></text:span><text:span text:style-name="T3">nom</text:span><text:span text:style-name="T5">(TYPE){critère1}{critère2}...{critèrex}</text:span><text:span text:style-name="Strong_20_Emphasis"><text:span text:style-name="T5">&gt;</text:span></text:span></text:p><text:p text:style-name="P13"><text:s text:c="4"/>Code HTML <text:s/></text:p><text:p text:style-name="P14"><text:span text:style-name="T5"><text:s text:c="4"/></text:span><text:span text:style-name="Teletype"><text:span text:style-name="T6">[</text:span></text:span><text:span text:style-name="Teletype"><text:span text:style-name="T7"> texte optionnel avant </text:span></text:span><text:span text:style-name="Teletype"><text:span text:style-name="T6">(#BALISE</text:span></text:span><text:span text:style-name="Teletype"><text:span text:style-name="T8">|filtre|filtre...</text:span></text:span><text:span text:style-name="Teletype"><text:span text:style-name="T6">)</text:span></text:span><text:span text:style-name="Teletype"><text:span text:style-name="T7"> texte optionnel après </text:span></text:span><text:span text:style-name="Teletype"><text:span text:style-name="T6">]</text:span></text:span></text:p><text:p text:style-name="P14"><text:span text:style-name="Teletype"><text:span text:style-name="T6"><text:s text:c="4"/></text:span></text:span><text:span text:style-name="Strong_20_Emphasis"><text:span text:style-name="T5">&lt;BOUCLE_</text:span></text:span><text:span text:style-name="Strong_20_Emphasis"><text:span text:style-name="T3">recursive</text:span></text:span><text:span text:style-name="T5">(boucle_nom)&gt;</text:span></text:p><text:p text:style-name="P14"><text:span text:style-name="Teletype"><text:span text:style-name="T6"><text:s text:c="4"/></text:span></text:span><text:span text:style-name="Strong_20_Emphasis"><text:span text:style-name="T5">&lt;/BOUCLE_</text:span></text:span><text:span text:style-name="Strong_20_Emphasis"><text:span text:style-name="T3">recursive</text:span></text:span><text:span text:style-name="T5">&gt;</text:span></text:p><text:p text:style-name="P14"><text:span text:style-name="Strong_20_Emphasis"><text:span text:style-name="T5">&lt;/BOUCLE_</text:span></text:span><text:span text:style-name="T3">nom</text:span><text:span text:style-name="Strong_20_Emphasis"><text:span text:style-name="T5">&gt;</text:span></text:span></text:p><text:p text:style-name="P13"><text:s text:c="4"/>Code HTML optionnel après</text:p><text:p text:style-name="P14"><text:span text:style-name="Strong_20_Emphasis"><text:span text:style-name="T5">&lt;/B_</text:span></text:span><text:span text:style-name="T3">nom</text:span><text:span text:style-name="Strong_20_Emphasis"><text:span text:style-name="T5">&gt;</text:span></text:span></text:p><text:p text:style-name="P13"><text:s text:c="4"/>Code HTML alternatif</text:p><text:p text:style-name="P15"><text:span text:style-name="Strong_20_Emphasis"><text:span text:style-name="T5">&lt;//B_</text:span></text:span><text:span text:style-name="T3">nom</text:span><text:span text:style-name="Strong_20_Emphasis"><text:span text:style-name="T5">&gt;</text:span>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P16">BOUCLE</text:p>
            </table:table-cell>
            <table:table-cell table:style-name="Tableau3.A1" office:value-type="string">
              <text:p text:style-name="P16">CRITERES</text:p>
            </table:table-cell>
            <table:table-cell table:style-name="Tableau3.C1" office:value-type="string">
              <text:p text:style-name="P17">BALISES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18"><text:a xlink:type="simple" xlink:href="http://www.spip.net/fr_article902.html"><text:span text:style-name="Internet_20_link"><text:span text:style-name="T12">ARTICLES</text:span></text:span></text:a></text:p>
          </table:table-cell>
          <table:table-cell table:style-name="Tableau3.A2" office:value-type="string">
            <text:p text:style-name="P24">{tout}</text:p>
            <text:p text:style-name="P23">{id_article}</text:p>
            <text:p text:style-name="P23">{id_rubrique}</text:p>
            <text:p text:style-name="P23">{id_secteur}</text:p>
            <text:p text:style-name="P23">{branche}</text:p>
            <text:p text:style-name="P23">{id_auteur}</text:p>
            <text:p text:style-name="P23">{id_mot}</text:p>
            <text:p text:style-name="P23">{titre_mot=xxxx}</text:p>
            <text:p text:style-name="P23">{type_mot=yyyy}</text:p>
            <text:p text:style-name="P23">{id_groupe=zzzz}</text:p>
            <text:p text:style-name="P23">{lang}</text:p>
            <text:p text:style-name="P23">{date}</text:p>
            <text:p text:style-name="P23">{date=...}</text:p>
            <text:p text:style-name="P23">{date==...}</text:p>
            <text:p text:style-name="P23">{recherche}</text:p>
            <text:p text:style-name="P22"><text:span text:style-name="Teletype"><text:span text:style-name="T9">{statut=</text:span></text:span><text:span text:style-name="Teletype"><text:span text:style-name="T10">prop/prepa</text:span></text:span></text:p>
            <text:p text:style-name="P22"><text:span text:style-name="Teletype"><text:span text:style-name="T10">/publie/refuse/poubelle</text:span></text:span><text:span text:style-name="Teletype"><text:span text:style-name="T11">}</text:span></text:span><text:span text:style-name="T11"> </text:span></text:p>
            <text:p text:style-name="P25">{exclus}</text:p>
            <text:p text:style-name="P25"/>
            <text:p text:style-name="P26">tri</text:p>
            <text:p text:style-name="P25">{par popularite}</text:p>
          </table:table-cell>
          <table:table-cell table:style-name="Tableau3.C2" office:value-type="string">
            <text:p text:style-name="P20">#ID_ARTICLE</text:p>
            <text:p text:style-name="P19">#SURTITRE</text:p>
            <text:p text:style-name="P19">#TITRE</text:p>
            <text:p text:style-name="P19">#SOUSTITRE</text:p>
            <text:p text:style-name="P19">#DESCRIPTIF</text:p>
            <text:p text:style-name="P19">#CHAPO</text:p>
            <text:p text:style-name="P19">#TEXTE </text:p>
            <text:p text:style-name="P19">#PS </text:p>
            <text:p text:style-name="P19">#DATE</text:p>
            <text:p text:style-name="P19">#DATE_REDAC</text:p>
            <text:p text:style-name="P19">#DATE_MODIF</text:p>
            <text:p text:style-name="P19">#ID_RUBRIQUE</text:p>
            <text:p text:style-name="P19">#ID_SECTEUR</text:p>
            <text:p text:style-name="P19">#NOM_SITE</text:p>
            <text:p text:style-name="P19">#URL_SITE</text:p>
            <text:p text:style-name="P19">#VISITES</text:p>
            <text:p text:style-name="P19">#POPULARITE </text:p>
            <text:p text:style-name="P19">#LANG</text:p>
            <text:p text:style-name="P19"/>
            <text:p text:style-name="P21">Les balises calculées</text:p>
            <text:p text:style-name="P19">#NOTES</text:p>
            <text:p text:style-name="P19">#INTRODUCTION</text:p>
            <text:p text:style-name="P19">#LESAUTEURS</text:p>
            <text:p text:style-name="P19">#PETITION</text:p>
            <text:p text:style-name="P19">#URL_ARTICLE</text:p>
            <text:p text:style-name="P19">#FORMULAIRE_FORUM</text:p>
            <text:p text:style-name="P19">#FORMULAIRE_SIGNATURE</text:p>
            <text:p text:style-name="P19">#PARAMETRES_FORUM</text:p>
            <text:p text:style-name="P21"/>
            <text:p text:style-name="P21">Les logos</text:p>
            <text:p text:style-name="P19">#LOGO_ARTICLE </text:p>
            <text:p text:style-name="P19">#LOGO_ARTICLE_RUBRIQUE</text:p>
            <text:p text:style-name="P19">#LOGO_RUBRIQUE</text:p>
            <text:p text:style-name="P19">#LOGO_ARTICLE_NORMAL</text:p>
            <text:p text:style-name="P19">#LOGO_ARTICLE_SURVOL</text:p>
          </table:table-cell>
        </table:table-row>
        <text:soft-page-break/>
        <table:table-row table:style-name="Tableau3.1">
          <table:table-cell table:style-name="Tableau3.A2" office:value-type="string">
            <text:p text:style-name="P18"><text:a xlink:type="simple" xlink:href="http://www.spip.net/fr_article904.html"><text:span text:style-name="Internet_20_link"><text:span text:style-name="T12">RUBRIQUES</text:span></text:span></text:a></text:p>
          </table:table-cell>
          <table:table-cell table:style-name="Tableau3.A2" office:value-type="string">
            <text:p text:style-name="P24">{id_rubrique}</text:p>
            <text:p text:style-name="P23">{id_secteur}</text:p>
            <text:p text:style-name="P23">{id_parent}</text:p>
            <text:p text:style-name="P23">{racine}</text:p>
            <text:p text:style-name="P23">{id_enfant}</text:p>
            <text:p text:style-name="P23">{meme_parent}</text:p>
            <text:p text:style-name="P23">{recherche}</text:p>
            <text:p text:style-name="P23">{tout}</text:p>
            <text:p text:style-name="P23">{lang}</text:p>
            <text:p text:style-name="P23">{exclus}</text:p>
          </table:table-cell>
          <table:table-cell table:style-name="Tableau3.C2" office:value-type="string">
            <text:p text:style-name="P20">#ID_RUBRIQUE</text:p>
            <text:p text:style-name="P19">#TITRE</text:p>
            <text:p text:style-name="P19">#DESCRIPTIF</text:p>
            <text:p text:style-name="P19">#TEXTE</text:p>
            <text:p text:style-name="P19">#ID_SECTEUR</text:p>
            <text:p text:style-name="P19">#LANG</text:p>
            <text:p text:style-name="P21"/>
            <text:p text:style-name="P21">Les balises calculées:</text:p>
            <text:p text:style-name="P19">#NOTES</text:p>
            <text:p text:style-name="P19">#INTRODUCTION</text:p>
            <text:p text:style-name="P19">#URL_RUBRIQUE</text:p>
            <text:p text:style-name="P19">#DATE</text:p>
            <text:p text:style-name="P19">#FORMULAIRE_FORUM</text:p>
            <text:p text:style-name="P19">#PARAMETRES_FORUM</text:p>
            <text:p text:style-name="P19">#FORMULAIRE_SITE</text:p>
            <text:p text:style-name="P21"/>
            <text:p text:style-name="P21">Le logo:</text:p>
            <text:p text:style-name="P19">#LOGO_RUBRIQUE</text:p>
            <text:p text:style-name="P19">#LOGO_RUBRIQUE_NORMAL</text:p>
            <text:p text:style-name="P19">#LOGO_RUBRIQUE_SURVOL </text:p>
          </table:table-cell>
        </table:table-row>
        <table:table-row table:style-name="Tableau3.4">
          <table:table-cell table:style-name="Tableau3.A2" office:value-type="string">
            <text:p text:style-name="P18"><text:a xlink:type="simple" xlink:href="http://www.spip.net/fr_article906.html"><text:span text:style-name="Internet_20_link"><text:span text:style-name="T12">BREVES</text:span></text:span></text:a></text:p>
          </table:table-cell>
          <table:table-cell table:style-name="Tableau3.A2" office:value-type="string">
            <text:p text:style-name="P24">{tout}<text:line-break/>{id_breve}<text:line-break/>{id_rubrique}<text:line-break/>{id_mot}<text:line-break/>{titre_mot=xxxx}<text:line-break/>{type_mot=yyyy}<text:line-break/>{id_groupe=zzzz}<text:line-break/>{lang}<text:line-break/>{recherche}</text:p>
          </table:table-cell>
          <table:table-cell table:style-name="Tableau3.C2" office:value-type="string">
            <text:p text:style-name="P20">#ID_BREVE</text:p>
            <text:p text:style-name="P19">#TITRE</text:p>
            <text:p text:style-name="P19">#DATE</text:p>
            <text:p text:style-name="P19">#TEXTE</text:p>
            <text:p text:style-name="P19">#NOM_SITE</text:p>
            <text:p text:style-name="P19">#URL_SITE</text:p>
            <text:p text:style-name="P19">#ID_RUBRIQUE</text:p>
            <text:p text:style-name="P19">#LANG</text:p>
            <text:p text:style-name="P21"/>
            <text:p text:style-name="P21">Les balises calculées:</text:p>
            <text:p text:style-name="P19">#NOTES</text:p>
            <text:p text:style-name="P19">#INTRODUCTION</text:p>
            <text:p text:style-name="P19">#URL_BREVE</text:p>
            <text:p text:style-name="P19">#FORMULAIRE_FORUM</text:p>
            <text:p text:style-name="P19">#PARAMETRES_FORUM</text:p>
            <text:p text:style-name="P21"/>
            <text:p text:style-name="P21">Le logo:</text:p>
            <text:p text:style-name="P19">#LOGO_BREVE</text:p>
            <text:p text:style-name="P19">#LOGO_BREVE_RUBRIQUE</text:p>
          </table:table-cell>
        </table:table-row>
        <table:table-row table:style-name="Tableau3.1">
          <table:table-cell table:style-name="Tableau3.A2" office:value-type="string">
            <text:p text:style-name="P18"><text:a xlink:type="simple" xlink:href="http://www.spip.net/fr_article907.html"><text:span text:style-name="Internet_20_link"><text:span text:style-name="T12">AUTEURS</text:span></text:span></text:a></text:p>
          </table:table-cell>
          <table:table-cell table:style-name="Tableau3.A2" office:value-type="string">
            <text:p text:style-name="P24">{tout}</text:p>
            <text:p text:style-name="P23">{id_auteur}</text:p>
            <text:p text:style-name="P23">{id_article}</text:p>
            <text:p text:style-name="P23">{lang}</text:p>
            <text:p text:style-name="P23">{lang_select}</text:p>
            <text:p text:style-name="P23">{login}</text:p>
            <text:p text:style-name="P23">{statut}</text:p>
          </table:table-cell>
          <table:table-cell table:style-name="Tableau3.C2" office:value-type="string">
            <text:p text:style-name="P20">#ID_AUTEUR</text:p>
            <text:p text:style-name="P19">#NOM</text:p>
            <text:p text:style-name="P19">#BIO</text:p>
            <text:p text:style-name="P19">#EMAIL</text:p>
            <text:p text:style-name="P19">#NOM_SITE</text:p>
            <text:p text:style-name="P19">#URL_SITE</text:p>
            <text:p text:style-name="P19">#PGP</text:p>
            <text:p text:style-name="P19">#LANG</text:p>
            <text:p text:style-name="P19">#STATUT</text:p>
            <text:p text:style-name="P19">#EN_LIGNE</text:p>
            <text:p text:style-name="P27"/>
            <text:p text:style-name="P27">Les balises calculées:</text:p>
            <text:p text:style-name="P19">#NOTES</text:p>
            <text:p text:style-name="P19">#URL_AUTEUR</text:p>
            <text:p text:style-name="P19">#FORMULAIRE_ECRIRE_AUTEUR</text:p>
            <text:p text:style-name="P27"/>
            <text:p text:style-name="P27">Le logo:</text:p>
            <text:p text:style-name="P19">#LOGO_AUTEUR</text:p>
          </table:table-cell>
        </table:table-row>
        <table:table-row table:style-name="Tableau3.1">
          <table:table-cell table:style-name="Tableau3.A2" office:value-type="string">
            <text:p text:style-name="P18"><text:a xlink:type="simple" xlink:href="http://www.spip.net/fr_article908.html"><text:span text:style-name="Internet_20_link"><text:span text:style-name="T12">FORUMS</text:span></text:span></text:a></text:p>
          </table:table-cell>
          <table:table-cell table:style-name="Tableau3.A2" office:value-type="string">
            <text:p text:style-name="P24">{id_forum}</text:p>
            <text:p text:style-name="P23">{id_article}</text:p>
            <text:p text:style-name="P23">{id_rubrique}</text:p>
            <text:p text:style-name="P23">{id_breve}</text:p>
            <text:p text:style-name="P23">{id_syndic}</text:p>
            <text:p text:style-name="P23">{id_thread}</text:p>
            <text:p text:style-name="P23">{id_parent}</text:p>
            <text:p text:style-name="P23">{id_enfant}</text:p>
            <text:p text:style-name="P23">{meme_parent}</text:p>
            <text:p text:style-name="P23">{plat}</text:p>
            <text:p text:style-name="P23">{tout}</text:p>
            <text:p text:style-name="P23">{id_secteur}</text:p>
            <text:p text:style-name="P23">{id_mot}</text:p>
            <text:p text:style-name="P23">{titre_mot=xxx}</text:p>
            <text:p text:style-name="P23">{id_groupe}</text:p>
            <text:p text:style-name="P23">{type_mot=yyyy}</text:p>
          </table:table-cell>
          <table:table-cell table:style-name="Tableau3.C2" office:value-type="string">
            <text:p text:style-name="P20">#ID_FORUM</text:p>
            <text:p text:style-name="P19">#ID_THREAD</text:p>
            <text:p text:style-name="P19">#URL_FORUM </text:p>
            <text:p text:style-name="P19">#ID_BREVE</text:p>
            <text:p text:style-name="P19">#ID_ARTICLE</text:p>
            <text:p text:style-name="P19">#ID_RUBRIQUE</text:p>
            <text:p text:style-name="P19">#ID_SYNDIC</text:p>
            <text:p text:style-name="P19">#DATE</text:p>
            <text:p text:style-name="P19">#TITRE</text:p>
            <text:p text:style-name="P19">#TEXTE</text:p>
            <text:p text:style-name="P19">#NOM_SITE</text:p>
            <text:p text:style-name="P19">#URL_SITE</text:p>
            <text:p text:style-name="P19">#NOM</text:p>
            <text:p text:style-name="P19">#EMAIL</text:p>
            <text:p text:style-name="P19">#IP</text:p>
            <text:p text:style-name="P27"/>
            <text:p text:style-name="P28"><text:soft-page-break/><text:span text:style-name="T16">Les balises calculées</text:span>:</text:p>
            <text:p text:style-name="P19">#FORMULAIRE_FORUM</text:p>
            <text:p text:style-name="P19">#PARAMETRES_FORUM</text:p>
          </table:table-cell>
        </table:table-row>
        <table:table-row table:style-name="Tableau3.4">
          <table:table-cell table:style-name="Tableau3.A2" office:value-type="string">
            <text:p text:style-name="P18"><text:a xlink:type="simple" xlink:href="http://www.spip.net/fr_article909.html"><text:span text:style-name="Internet_20_link"><text:span text:style-name="T12">MOTS</text:span></text:span></text:a></text:p>
          </table:table-cell>
          <table:table-cell table:style-name="Tableau3.A2" office:value-type="string">
            <text:p text:style-name="P24">{tout}</text:p>
            <text:p text:style-name="P23">{id_mot}</text:p>
            <text:p text:style-name="P23">{id_groupe}</text:p>
            <text:p text:style-name="P23">{id_article}</text:p>
            <text:p text:style-name="P23">{id_rubrique}</text:p>
            <text:p text:style-name="P23">{id_breve}</text:p>
            <text:p text:style-name="P23">{id_syndic}</text:p>
            <text:p text:style-name="P23">{id_forum}</text:p>
            <text:p text:style-name="P23">{titre=xxx}</text:p>
            <text:p text:style-name="P23">{type=xxx}</text:p>
          </table:table-cell>
          <table:table-cell table:style-name="Tableau3.C2" office:value-type="string">
            <text:p text:style-name="P20">#ID_MOT</text:p>
            <text:p text:style-name="P19">#TITRE</text:p>
            <text:p text:style-name="P19">#DESCRIPTIF</text:p>
            <text:p text:style-name="P19">#TEXTE</text:p>
            <text:p text:style-name="P19">#TYPE</text:p>
            <text:p text:style-name="P19">#LOGO_MOT</text:p>
            <text:p text:style-name="P19">#URL_MOT</text:p>
          </table:table-cell>
        </table:table-row>
        <table:table-row table:style-name="Tableau3.1">
          <table:table-cell table:style-name="Tableau3.A2" office:value-type="string">
            <text:p text:style-name="P18"><text:a xlink:type="simple" xlink:href="http://www.spip.net/fr_article909.html"><text:span text:style-name="Internet_20_link"><text:span text:style-name="T12">GROUPE_MOTS</text:span></text:span></text:a></text:p>
          </table:table-cell>
          <table:table-cell table:style-name="Tableau3.A2" office:value-type="string">
            <text:p text:style-name="P24"/>
          </table:table-cell>
          <table:table-cell table:style-name="Tableau3.C2" office:value-type="string">
            <text:p text:style-name="P20">#ID_GROUPE</text:p>
            <text:p text:style-name="P19">#TITRE</text:p>
          </table:table-cell>
        </table:table-row>
        <table:table-row table:style-name="Tableau3.1">
          <table:table-cell table:style-name="Tableau3.A2" office:value-type="string">
            <text:p text:style-name="P18"><text:a xlink:type="simple" xlink:href="http://www.spip.net/fr_article910.html"><text:span text:style-name="Internet_20_link"><text:span text:style-name="T12">SITES ou SYNDICATION</text:span></text:span></text:a></text:p>
          </table:table-cell>
          <table:table-cell table:style-name="Tableau3.A2" office:value-type="string">
            <text:p text:style-name="P24">{tout}</text:p>
            <text:p text:style-name="P23">{id_syndic}</text:p>
            <text:p text:style-name="P23">{id_rubrique}</text:p>
            <text:p text:style-name="P23">{id_secteur}</text:p>
            <text:p text:style-name="P23">{id_mot}</text:p>
            <text:p text:style-name="P23">{titre_mot=xxxx}</text:p>
            <text:p text:style-name="P23">{type_mot=yyyy}</text:p>
            <text:p text:style-name="P23">{id_groupe=zzzz}</text:p>
            <text:p text:style-name="P29"/>
            <text:p text:style-name="P29">critères d’affichage:</text:p>
            <text:p text:style-name="P23">{moderation=oui}</text:p>
            <text:p text:style-name="P23">{syndication=oui/non}</text:p>
          </table:table-cell>
          <table:table-cell table:style-name="Tableau3.C2" office:value-type="string">
            <text:p text:style-name="P20">#ID_SYNDIC </text:p>
            <text:p text:style-name="P19">#NOM_SITE</text:p>
            <text:p text:style-name="P19">#URL_SITE</text:p>
            <text:p text:style-name="P19">#DESCRIPTIF</text:p>
            <text:p text:style-name="P19">#ID_RUBRIQUE</text:p>
            <text:p text:style-name="P19">#ID_SECTEU</text:p>
            <text:p text:style-name="P27"/>
            <text:p text:style-name="P27">Autres balises:</text:p>
            <text:p text:style-name="P19">#LOGO_SITE</text:p>
            <text:p text:style-name="P19">#URL_SYNDIC</text:p>
            <text:p text:style-name="P19">#FORMULAIRE_FORUM</text:p>
            <text:p text:style-name="P19">#PARAMETRES_FORUM</text:p>
          </table:table-cell>
        </table:table-row>
        <table:table-row table:style-name="Tableau3.1">
          <table:table-cell table:style-name="Tableau3.A2" office:value-type="string">
            <text:p text:style-name="P18"><text:a xlink:type="simple" xlink:href="http://www.spip.net/fr_article1823.html"><text:span text:style-name="Internet_20_link"><text:span text:style-name="T12">DOCUMENTS</text:span></text:span></text:a></text:p>
          </table:table-cell>
          <table:table-cell table:style-name="Tableau3.A2" office:value-type="string">
            <text:p text:style-name="P24">{id_article}</text:p>
            <text:p text:style-name="P23">{id_rubrique}</text:p>
            <text:p text:style-name="P23">{id_breve}</text:p>
            <text:p text:style-name="P23"/>
            <text:p text:style-name="P29">critères d’affichage:</text:p>
            <text:p text:style-name="P23">{mode=document/image}</text:p>
            <text:p text:style-name="P23">{extension=jpg/gif/png}</text:p>
          </table:table-cell>
          <table:table-cell table:style-name="Tableau3.C2" office:value-type="string">
            <text:p text:style-name="P20">#LOGO_DOCUMENT</text:p>
            <text:p text:style-name="P19">#URL_DOCUMENT</text:p>
            <text:p text:style-name="P19">#TITRE</text:p>
            <text:p text:style-name="P19">#DESCRIPTIF</text:p>
            <text:p text:style-name="P19">#FICHIER</text:p>
            <text:p text:style-name="P19">#TYPE_DOCUMENT</text:p>
            <text:p text:style-name="P19">#TAILLE</text:p>
            <text:p text:style-name="P19">#LARGEUR</text:p>
            <text:p text:style-name="P19">#HAUTEUR</text:p>
            <text:p text:style-name="P19">#ID_DOCUMENT</text:p>
            <text:p text:style-name="P19">#EMBED_DOCUMENT</text:p>
          </table:table-cell>
        </table:table-row>
        <table:table-row table:style-name="Tableau3.1">
          <table:table-cell table:style-name="Tableau3.A2" office:value-type="string">
            <text:p text:style-name="P18"><text:a xlink:type="simple" xlink:href="http://www.spip.net/fr_article911.html"><text:span text:style-name="Internet_20_link"><text:span text:style-name="T12">SYNDIC_ARTICLES</text:span></text:span></text:a></text:p>
          </table:table-cell>
          <table:table-cell table:style-name="Tableau3.A2" office:value-type="string">
            <text:p text:style-name="P24">{tout}</text:p>
            <text:p text:style-name="P23">{id_syndic_article}</text:p>
            <text:p text:style-name="P23">{id_syndic}</text:p>
            <text:p text:style-name="P23">{id_rubrique}</text:p>
            <text:p text:style-name="P23">{id_secteur}</text:p>
          </table:table-cell>
          <table:table-cell table:style-name="Tableau3.C2" office:value-type="string">
            <text:p text:style-name="P20">#ID_SYNDIC_ARTICLE</text:p>
            <text:p text:style-name="P19">#ID_SYNDIC affiche</text:p>
            <text:p text:style-name="P19">#TITRE</text:p>
            <text:p text:style-name="P19">#URL_ARTICLE</text:p>
            <text:p text:style-name="P19">#DATE</text:p>
            <text:p text:style-name="P19">#LESAUTEURS</text:p>
            <text:p text:style-name="P19">#DESCRIPTIF</text:p>
            <text:p text:style-name="P19">#NOM_SITE</text:p>
            <text:p text:style-name="P19">#URL_SITE</text:p>
          </table:table-cell>
        </table:table-row>
        <table:table-row table:style-name="Tableau3.4">
          <table:table-cell table:style-name="Tableau3.A2" office:value-type="string">
            <text:p text:style-name="P18"><text:a xlink:type="simple" xlink:href="http://www.spip.net/fr_article912.html"><text:span text:style-name="Internet_20_link"><text:span text:style-name="T12">SIGNATURES</text:span></text:span></text:a></text:p>
          </table:table-cell>
          <table:table-cell table:style-name="Tableau3.A2" office:value-type="string">
            <text:p text:style-name="P24">{tout}</text:p>
            <text:p text:style-name="P23">{id_signature}</text:p>
            <text:p text:style-name="P23">{id_article}</text:p>
            <text:p text:style-name="P23">{par nom_email}</text:p>
            <text:p text:style-name="P23">{par ad_email}</text:p>
          </table:table-cell>
          <table:table-cell table:style-name="Tableau3.C2" office:value-type="string">
            <text:p text:style-name="P20">#ID_SIGNATURE</text:p>
            <text:p text:style-name="P19">#ID_ARTICLE</text:p>
            <text:p text:style-name="P19">#DATE</text:p>
            <text:p text:style-name="P19">#MESSAGE</text:p>
            <text:p text:style-name="P19">#NOM</text:p>
            <text:p text:style-name="P19">#EMAIL</text:p>
            <text:p text:style-name="P19">#NOM_SITE</text:p>
            <text:p text:style-name="P19">#URL_SITE</text:p>
          </table:table-cell>
        </table:table-row>
        <table:table-row table:style-name="Tableau3.4">
          <table:table-cell table:style-name="Tableau3.A2" office:value-type="string">
            <text:p text:style-name="P18"><text:a xlink:type="simple" xlink:href="http://www.spip.net/fr_article913.html"><text:span text:style-name="Internet_20_link"><text:span text:style-name="T12">HIERARCHIE</text:span></text:span></text:a></text:p>
          </table:table-cell>
          <table:table-cell table:style-name="Tableau3.A2" office:value-type="string">
            <text:p text:style-name="P24">{id_article}</text:p>
            <text:p text:style-name="P23">{id_rubrique}</text:p>
            <text:p text:style-name="P23">{tout}</text:p>
          </table:table-cell>
          <table:table-cell table:style-name="Tableau3.C2" office:value-type="string">
            <text:p text:style-name="P20">Celles de la boucle RUBRIQUES</text:p>
          </table:table-cell>
        </table:table-row>
      </table:table>
      <text:h text:style-name="P12" text:outline-level="2"/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orange2_7e_LT_7e_Gliederung_20_1" style:display-name="orange2~LT~Gliederung 1" style:family="paragraph">
      <style:paragraph-properties fo:margin-left="1.199cm" fo:margin-right="0cm" fo:margin-top="0cm" fo:margin-bottom="0.199cm" fo:text-indent="-0.9cm" style:auto-text-indent="false" style:text-autospace="none"/>
      <style:text-properties fo:color="#4c4c4c" style:text-outline="false" style:text-line-through-style="none" style:font-name="Arial" fo:font-size="28pt" fo:font-style="normal" fo:text-shadow="none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embossed"/>
    </style:style>
    <style:style style:name="orange2_7e_LT_7e_Gliederung_20_2" style:display-name="orange2~LT~Gliederung 2" style:family="paragraph" style:parent-style-name="orange2_7e_LT_7e_Gliederung_20_1">
      <style:paragraph-properties fo:margin-left="2.401cm" fo:margin-right="0cm" fo:margin-top="0cm" fo:margin-bottom="0.101cm" fo:text-indent="-0.801cm" style:auto-text-indent="false">
        <style:tab-stops/>
      </style:paragraph-properties>
      <style:text-properties style:font-relief="none"/>
    </style:style>
    <style:style style:name="orange2_7e_LT_7e_Gliederung_20_3" style:display-name="orange2~LT~Gliederung 3" style:family="paragraph" style:parent-style-name="orange2_7e_LT_7e_Gliederung_20_2">
      <style:paragraph-properties fo:margin-left="3.6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range2_7e_LT_7e_Gliederung_20_4" style:display-name="orange2~LT~Gliederung 4" style:family="paragraph" style:parent-style-name="orange2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range2_7e_LT_7e_Gliederung_20_5" style:display-name="orange2~LT~Gliederung 5" style:family="paragraph" style:parent-style-name="orange2_7e_LT_7e_Gliederung_20_4">
      <style:paragraph-properties fo:margin-left="6.001cm" fo:margin-right="0cm" fo:margin-top="0cm" fo:margin-bottom="0.101cm" fo:text-indent="-0.6cm" style:auto-text-indent="false">
        <style:tab-stops/>
      </style:paragraph-properties>
      <style:text-properties fo:font-size="18pt" style:font-size-asian="18pt" style:font-size-complex="18pt"/>
    </style:style>
    <style:style style:name="orange2_7e_LT_7e_Gliederung_20_6" style:display-name="orange2~LT~Gliederung 6" style:family="paragraph" style:parent-style-name="orange2_7e_LT_7e_Gliederung_20_5">
      <style:paragraph-properties fo:margin-left="7.2cm" fo:margin-right="0cm" fo:text-indent="-0.6cm" style:auto-text-indent="false">
        <style:tab-stops/>
      </style:paragraph-properties>
    </style:style>
    <style:style style:name="orange2_7e_LT_7e_Gliederung_20_7" style:display-name="orange2~LT~Gliederung 7" style:family="paragraph" style:parent-style-name="orange2_7e_LT_7e_Gliederung_20_6">
      <style:paragraph-properties fo:margin-left="8.4cm" fo:margin-right="0cm" fo:text-indent="-0.6cm" style:auto-text-indent="false">
        <style:tab-stops/>
      </style:paragraph-properties>
    </style:style>
    <style:style style:name="orange2_7e_LT_7e_Gliederung_20_8" style:display-name="orange2~LT~Gliederung 8" style:family="paragraph" style:parent-style-name="orange2_7e_LT_7e_Gliederung_20_7">
      <style:paragraph-properties fo:margin-left="9.601cm" fo:margin-right="0cm" fo:text-indent="-0.6cm" style:auto-text-indent="false">
        <style:tab-stops/>
      </style:paragraph-properties>
    </style:style>
    <style:style style:name="orange2_7e_LT_7e_Gliederung_20_9" style:display-name="orange2~LT~Gliederung 9" style:family="paragraph" style:parent-style-name="orange2_7e_LT_7e_Gliederung_20_8">
      <style:paragraph-properties fo:margin-left="10.8cm" fo:margin-right="0cm" fo:text-indent="-0.6cm" style:auto-text-indent="false">
        <style:tab-stops/>
      </style:paragraph-properties>
    </style:style>
    <style:style style:name="orange2_7e_LT_7e_Titel" style:display-name="orange2~LT~Titel" style:family="paragraph">
      <style:paragraph-properties fo:text-align="center" style:justify-single-word="false" style:text-autospace="none"/>
      <style:text-properties fo:color="#f57900" style:text-outline="false" style:text-line-through-style="none" style:font-name="Arial" fo:font-size="40pt" fo:font-style="italic" fo:text-shadow="1pt 1pt" style:text-underline-style="none" fo:font-weight="normal" style:font-name-asian="Arial" style:font-size-asian="40pt" style:font-style-asian="italic" style:font-weight-asian="normal" style:font-name-complex="Arial" style:font-size-complex="40pt" style:font-style-complex="italic" style:font-weight-complex="normal" style:text-emphasize="none" style:font-relief="embossed"/>
    </style:style>
    <style:style style:name="orange2_7e_LT_7e_Untertitel" style:display-name="orange2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range2_7e_LT_7e_Notizen" style:display-name="orange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range2_7e_LT_7e_Hintergrundobjekte" style:display-name="orange2~LT~Hintergrundobjekte" style:family="paragraph">
      <style:paragraph-properties style:text-autospace="none"/>
    </style:style>
    <style:style style:name="orange2_7e_LT_7e_Hintergrund" style:display-name="orange2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fo:color="#f57900" style:text-outline="false" style:text-line-through-style="none" style:font-name="Arial" fo:font-size="40pt" fo:font-style="italic" fo:text-shadow="1pt 1pt" style:text-underline-style="none" fo:font-weight="normal" style:font-name-asian="Arial" style:font-size-asian="40pt" style:font-style-asian="italic" style:font-weight-asian="normal" style:font-name-complex="Arial" style:font-size-complex="40pt" style:font-style-complex="italic" style:font-weight-complex="normal" style:text-emphasize="none" style:font-relief="embosse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199cm" fo:text-indent="-0.9cm" style:auto-text-indent="false" style:text-autospace="none"/>
      <style:text-properties fo:color="#4c4c4c" style:text-outline="false" style:text-line-through-style="none" style:font-name="Arial" fo:font-size="28pt" fo:font-style="normal" fo:text-shadow="none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embossed"/>
    </style:style>
    <style:style style:name="Plan_20_2" style:display-name="Plan 2" style:family="paragraph" style:parent-style-name="Plan_20_1">
      <style:paragraph-properties fo:margin-left="2.401cm" fo:margin-right="0cm" fo:margin-top="0cm" fo:margin-bottom="0.101cm" fo:text-indent="-0.801cm" style:auto-text-indent="false">
        <style:tab-stops/>
      </style:paragraph-properties>
      <style:text-properties style:font-relief="none"/>
    </style:style>
    <style:style style:name="Plan_20_3" style:display-name="Plan 3" style:family="paragraph" style:parent-style-name="Plan_20_2">
      <style:paragraph-properties fo:margin-left="3.6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fo:text-indent="-0.6cm" style:auto-text-indent="false">
        <style:tab-stops/>
      </style:paragraph-properties>
      <style:text-properties fo:font-size="18pt" style:font-size-asian="18pt" style:font-size-complex="18pt"/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DejaVu Sans Mono" fo:font-size="12pt" style:font-name-asian="DejaVu Sans Mono" style:font-size-asian="12pt" style:font-name-complex="DejaVu Sans Mono" style:font-size-complex="12pt"/>
    </style:style>
    <style:style style:name="orange2_5f_pasentete2_7e_LT_7e_Gliederung_20_1" style:display-name="orange2_pasentete2~LT~Gliederung 1" style:family="paragraph">
      <style:paragraph-properties fo:margin-left="1.199cm" fo:margin-right="0cm" fo:margin-top="0cm" fo:margin-bottom="0.199cm" fo:text-indent="-0.9cm" style:auto-text-indent="false" style:text-autospace="none"/>
      <style:text-properties fo:color="#4c4c4c" style:text-outline="false" style:text-line-through-style="none" style:font-name="Arial" fo:font-size="28pt" fo:font-style="normal" fo:text-shadow="none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embossed"/>
    </style:style>
    <style:style style:name="orange2_5f_pasentete2_7e_LT_7e_Gliederung_20_2" style:display-name="orange2_pasentete2~LT~Gliederung 2" style:family="paragraph" style:parent-style-name="orange2_5f_pasentete2_7e_LT_7e_Gliederung_20_1">
      <style:paragraph-properties fo:margin-left="2.401cm" fo:margin-right="0cm" fo:margin-top="0cm" fo:margin-bottom="0.101cm" fo:text-indent="-0.801cm" style:auto-text-indent="false">
        <style:tab-stops/>
      </style:paragraph-properties>
      <style:text-properties style:font-relief="none"/>
    </style:style>
    <style:style style:name="orange2_5f_pasentete2_7e_LT_7e_Gliederung_20_3" style:display-name="orange2_pasentete2~LT~Gliederung 3" style:family="paragraph" style:parent-style-name="orange2_5f_pasentete2_7e_LT_7e_Gliederung_20_2">
      <style:paragraph-properties fo:margin-left="3.6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range2_5f_pasentete2_7e_LT_7e_Gliederung_20_4" style:display-name="orange2_pasentete2~LT~Gliederung 4" style:family="paragraph" style:parent-style-name="orange2_5f_pasentete2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range2_5f_pasentete2_7e_LT_7e_Gliederung_20_5" style:display-name="orange2_pasentete2~LT~Gliederung 5" style:family="paragraph" style:parent-style-name="orange2_5f_pasentete2_7e_LT_7e_Gliederung_20_4">
      <style:paragraph-properties fo:margin-left="6.001cm" fo:margin-right="0cm" fo:margin-top="0cm" fo:margin-bottom="0.101cm" fo:text-indent="-0.6cm" style:auto-text-indent="false">
        <style:tab-stops/>
      </style:paragraph-properties>
      <style:text-properties fo:font-size="18pt" style:font-size-asian="18pt" style:font-size-complex="18pt"/>
    </style:style>
    <style:style style:name="orange2_5f_pasentete2_7e_LT_7e_Gliederung_20_6" style:display-name="orange2_pasentete2~LT~Gliederung 6" style:family="paragraph" style:parent-style-name="orange2_5f_pasentete2_7e_LT_7e_Gliederung_20_5">
      <style:paragraph-properties fo:margin-left="7.2cm" fo:margin-right="0cm" fo:text-indent="-0.6cm" style:auto-text-indent="false">
        <style:tab-stops/>
      </style:paragraph-properties>
    </style:style>
    <style:style style:name="orange2_5f_pasentete2_7e_LT_7e_Gliederung_20_7" style:display-name="orange2_pasentete2~LT~Gliederung 7" style:family="paragraph" style:parent-style-name="orange2_5f_pasentete2_7e_LT_7e_Gliederung_20_6">
      <style:paragraph-properties fo:margin-left="8.4cm" fo:margin-right="0cm" fo:text-indent="-0.6cm" style:auto-text-indent="false">
        <style:tab-stops/>
      </style:paragraph-properties>
    </style:style>
    <style:style style:name="orange2_5f_pasentete2_7e_LT_7e_Gliederung_20_8" style:display-name="orange2_pasentete2~LT~Gliederung 8" style:family="paragraph" style:parent-style-name="orange2_5f_pasentete2_7e_LT_7e_Gliederung_20_7">
      <style:paragraph-properties fo:margin-left="9.601cm" fo:margin-right="0cm" fo:text-indent="-0.6cm" style:auto-text-indent="false">
        <style:tab-stops/>
      </style:paragraph-properties>
    </style:style>
    <style:style style:name="orange2_5f_pasentete2_7e_LT_7e_Gliederung_20_9" style:display-name="orange2_pasentete2~LT~Gliederung 9" style:family="paragraph" style:parent-style-name="orange2_5f_pasentete2_7e_LT_7e_Gliederung_20_8">
      <style:paragraph-properties fo:margin-left="10.8cm" fo:margin-right="0cm" fo:text-indent="-0.6cm" style:auto-text-indent="false">
        <style:tab-stops/>
      </style:paragraph-properties>
    </style:style>
    <style:style style:name="orange2_5f_pasentete2_7e_LT_7e_Titel" style:display-name="orange2_pasentete2~LT~Titel" style:family="paragraph">
      <style:paragraph-properties fo:text-align="center" style:justify-single-word="false" style:text-autospace="none"/>
      <style:text-properties fo:color="#f57900" style:text-outline="false" style:text-line-through-style="none" style:font-name="Arial" fo:font-size="40pt" fo:font-style="italic" fo:text-shadow="1pt 1pt" style:text-underline-style="none" fo:font-weight="normal" style:font-name-asian="Arial" style:font-size-asian="40pt" style:font-style-asian="italic" style:font-weight-asian="normal" style:font-name-complex="Arial" style:font-size-complex="40pt" style:font-style-complex="italic" style:font-weight-complex="normal" style:text-emphasize="none" style:font-relief="embossed"/>
    </style:style>
    <style:style style:name="orange2_5f_pasentete2_7e_LT_7e_Untertitel" style:display-name="orange2_pasentete2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range2_5f_pasentete2_7e_LT_7e_Notizen" style:display-name="orange2_pasentete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range2_5f_pasentete2_7e_LT_7e_Hintergrundobjekte" style:display-name="orange2_pasentete2~LT~Hintergrundobjekte" style:family="paragraph">
      <style:paragraph-properties style:text-autospace="none"/>
    </style:style>
    <style:style style:name="orange2_5f_pasentete2_7e_LT_7e_Hintergrund" style:display-name="orange2_pasentete2~LT~Hintergrund" style:family="paragraph">
      <style:paragraph-properties style:text-autospace="none"/>
    </style:style>
    <style:style style:name="orange2_5f_pasentete_7e_LT_7e_Gliederung_20_1" style:display-name="orange2_pasentete~LT~Gliederung 1" style:family="paragraph">
      <style:paragraph-properties fo:margin-left="1.199cm" fo:margin-right="0cm" fo:margin-top="0cm" fo:margin-bottom="0.199cm" fo:text-indent="-0.9cm" style:auto-text-indent="false" style:text-autospace="none"/>
      <style:text-properties fo:color="#4c4c4c" style:text-outline="false" style:text-line-through-style="none" style:font-name="Arial" fo:font-size="28pt" fo:font-style="normal" fo:text-shadow="none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embossed"/>
    </style:style>
    <style:style style:name="orange2_5f_pasentete_7e_LT_7e_Gliederung_20_2" style:display-name="orange2_pasentete~LT~Gliederung 2" style:family="paragraph" style:parent-style-name="orange2_5f_pasentete_7e_LT_7e_Gliederung_20_1">
      <style:paragraph-properties fo:margin-left="2.401cm" fo:margin-right="0cm" fo:margin-top="0cm" fo:margin-bottom="0.101cm" fo:text-indent="-0.801cm" style:auto-text-indent="false">
        <style:tab-stops/>
      </style:paragraph-properties>
      <style:text-properties style:font-relief="none"/>
    </style:style>
    <style:style style:name="orange2_5f_pasentete_7e_LT_7e_Gliederung_20_3" style:display-name="orange2_pasentete~LT~Gliederung 3" style:family="paragraph" style:parent-style-name="orange2_5f_pasentete_7e_LT_7e_Gliederung_20_2">
      <style:paragraph-properties fo:margin-left="3.6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range2_5f_pasentete_7e_LT_7e_Gliederung_20_4" style:display-name="orange2_pasentete~LT~Gliederung 4" style:family="paragraph" style:parent-style-name="orange2_5f_pasente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range2_5f_pasentete_7e_LT_7e_Gliederung_20_5" style:display-name="orange2_pasentete~LT~Gliederung 5" style:family="paragraph" style:parent-style-name="orange2_5f_pasente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  <style:text-properties fo:font-size="18pt" style:font-size-asian="18pt" style:font-size-complex="18pt"/>
    </style:style>
    <style:style style:name="orange2_5f_pasentete_7e_LT_7e_Gliederung_20_6" style:display-name="orange2_pasentete~LT~Gliederung 6" style:family="paragraph" style:parent-style-name="orange2_5f_pasentete_7e_LT_7e_Gliederung_20_5">
      <style:paragraph-properties fo:margin-left="7.2cm" fo:margin-right="0cm" fo:text-indent="-0.6cm" style:auto-text-indent="false">
        <style:tab-stops/>
      </style:paragraph-properties>
    </style:style>
    <style:style style:name="orange2_5f_pasentete_7e_LT_7e_Gliederung_20_7" style:display-name="orange2_pasentete~LT~Gliederung 7" style:family="paragraph" style:parent-style-name="orange2_5f_pasentete_7e_LT_7e_Gliederung_20_6">
      <style:paragraph-properties fo:margin-left="8.4cm" fo:margin-right="0cm" fo:text-indent="-0.6cm" style:auto-text-indent="false">
        <style:tab-stops/>
      </style:paragraph-properties>
    </style:style>
    <style:style style:name="orange2_5f_pasentete_7e_LT_7e_Gliederung_20_8" style:display-name="orange2_pasentete~LT~Gliederung 8" style:family="paragraph" style:parent-style-name="orange2_5f_pasentete_7e_LT_7e_Gliederung_20_7">
      <style:paragraph-properties fo:margin-left="9.601cm" fo:margin-right="0cm" fo:text-indent="-0.6cm" style:auto-text-indent="false">
        <style:tab-stops/>
      </style:paragraph-properties>
    </style:style>
    <style:style style:name="orange2_5f_pasentete_7e_LT_7e_Gliederung_20_9" style:display-name="orange2_pasentete~LT~Gliederung 9" style:family="paragraph" style:parent-style-name="orange2_5f_pasentete_7e_LT_7e_Gliederung_20_8">
      <style:paragraph-properties fo:margin-left="10.8cm" fo:margin-right="0cm" fo:text-indent="-0.6cm" style:auto-text-indent="false">
        <style:tab-stops/>
      </style:paragraph-properties>
    </style:style>
    <style:style style:name="orange2_5f_pasentete_7e_LT_7e_Titel" style:display-name="orange2_pasentete~LT~Titel" style:family="paragraph">
      <style:paragraph-properties fo:text-align="center" style:justify-single-word="false" style:text-autospace="none"/>
      <style:text-properties fo:color="#f57900" style:text-outline="false" style:text-line-through-style="none" style:font-name="Arial" fo:font-size="40pt" fo:font-style="italic" fo:text-shadow="1pt 1pt" style:text-underline-style="none" fo:font-weight="normal" style:font-name-asian="Arial" style:font-size-asian="40pt" style:font-style-asian="italic" style:font-weight-asian="normal" style:font-name-complex="Arial" style:font-size-complex="40pt" style:font-style-complex="italic" style:font-weight-complex="normal" style:text-emphasize="none" style:font-relief="embossed"/>
    </style:style>
    <style:style style:name="orange2_5f_pasentete_7e_LT_7e_Untertitel" style:display-name="orange2_pasente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range2_5f_pasentete_7e_LT_7e_Notizen" style:display-name="orange2_pasente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range2_5f_pasentete_7e_LT_7e_Hintergrundobjekte" style:display-name="orange2_pasentete~LT~Hintergrundobjekte" style:family="paragraph">
      <style:paragraph-properties style:text-autospace="none"/>
    </style:style>
    <style:style style:name="orange2_5f_pasentete_7e_LT_7e_Hintergrund" style:display-name="orange2_pasentete~LT~Hintergrund" style:family="paragraph">
      <style:paragraph-properties style:text-autospac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.002cm" fo:margin-bottom="1.251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OBJET</dc:title>
    <meta:initial-creator>Erasme</meta:initial-creator>
    <meta:creation-date>2004-06-30T13:17:00</meta:creation-date>
    <dc:creator>Patrick VINCENT</dc:creator>
    <dc:date>2007-12-26T20:57:45</dc:date>
    <meta:printed-by>Patrick Vincent</meta:printed-by>
    <meta:print-date>2006-04-12T13:17:02</meta:print-date>
    <meta:editing-cycles>35</meta:editing-cycles>
    <meta:editing-duration>PT18H39M3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4" meta:paragraph-count="421" meta:word-count="868" meta:character-count="5676"/>
  </office:meta>
</office:document-meta>
</file>